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7a8" officeooo:paragraph-rsid="0003d7a8"/>
    </style:style>
    <style:style style:name="P2" style:family="paragraph" style:parent-style-name="Text_20_body" style:list-style-name="L1">
      <style:text-properties fo:font-variant="normal" fo:text-transform="none" style:font-name="monospace" fo:font-style="normal" fo:font-weight="normal"/>
    </style:style>
    <style:style style:name="T1" style:family="text">
      <style:text-properties fo:color="#0000e6"/>
    </style:style>
    <style:style style:name="T2" style:family="text">
      <style:text-properties fo:color="#008000"/>
    </style:style>
    <style:style style:name="T3" style:family="text">
      <style:text-properties fo:color="#000000"/>
    </style:style>
    <style:style style:name="T4" style:family="text">
      <style:text-properties officeooo:rsid="000569a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annimon.com/article/2637" text:style-name="Internet_20_link" text:visited-style-name="Visited_20_Internet_20_Link">https://annimon.com/article/2637</text:a></text:p>
      <text:p text:style-name="P1"><text:a xlink:type="simple" xlink:href="https://github.com/annimon-tutorials/Java-Generics-Tutorial" text:style-name="Internet_20_link" text:visited-style-name="Visited_20_Internet_20_Link">https://github.com/annimon-tutorials/Java-Generics-Tutorial</text:a></text:p>
      <text:p text:style-name="P1"/>
      <text:p text:style-name="P1">logo</text:p>
      <text:p text:style-name="P1"/>
      <text:p text:style-name="P1"><text:s text:c="4"/>Статьи</text:p>
      <text:p text:style-name="P1"><text:s text:c="4"/>Форум</text:p>
      <text:p text:style-name="P1"><text:s text:c="4"/>Q&amp;A</text:p>
      <text:p text:style-name="P1"><text:s text:c="4"/>Полезные коды</text:p>
      <text:p text:style-name="P1"/>
      <text:p text:style-name="P1"><text:s text:c="4"/>Войти</text:p>
      <text:p text:style-name="P1"><text:s text:c="4"/>Регистрация</text:p>
      <text:p text:style-name="P1"/>
      <text:p text:style-name="P1">user</text:p>
      <text:p text:style-name="P1">Обобщения в Java (Java Generics)</text:p>
      <text:p text:style-name="P1">30.03.2017 / 17:02 от aNNiMON</text:p>
      <text:p text:style-name="P1">Java <text:s text:c="3"/>generics, обобщения, дженерики, wildcards, super, extends</text:p>
      <text:p text:style-name="P1"/>
      <text:p text:style-name="P1">Дженерики появились в Java 1.5 и призваны обезопасить код от неправильной типизации. Параметризируя класс, интерфейс или метод, можно добиться гибкости в переиспользовании алгоритмов, строгой проверки типов и упростить написание кода.</text:p>
      <text:p text:style-name="P1"/>
      <text:p text:style-name="P1">Без использования дженериков в код может пробраться ошибка типов:</text:p>
      <text:p text:style-name="P1">[копировать] [скачать]</text:p>
      <text:p text:style-name="P1"/>
      <text:p text:style-name="P1"><text:s text:c="4"/>List list = new ArrayList();</text:p>
      <text:p text:style-name="P1"><text:s text:c="4"/>list.add("1");</text:p>
      <text:p text:style-name="P1"><text:s text:c="4"/>list.add("2");</text:p>
      <text:p text:style-name="P1"><text:s text:c="4"/>list.add(3);</text:p>
      <text:p text:style-name="P1"><text:s text:c="5"/></text:p>
      <text:p text:style-name="P1"><text:s text:c="4"/>String v1 = (String) list.get(0);</text:p>
      <text:p text:style-name="P1"><text:s text:c="4"/>String v2 = (String) list.get(1);</text:p>
      <text:p text:style-name="P1"><text:s text:c="4"/>String v3 = (String) list.get(2);</text:p>
      <text:p text:style-name="P1"/>
      <text:p text:style-name="P1"/>
      <text:p text:style-name="P1">Здесь мы случайно добавили в список число 3, а затем берём из списка строки. Код скомпилируется, но вот при запуске будет выдан ClassCastException на последней строке.</text:p>
      <text:p text:style-name="P1"/>
      <text:p text:style-name="P1">Перепишем с использованием дженериков:</text:p>
      <text:p text:style-name="P1">[копировать] [скачать]</text:p>
      <text:p text:style-name="P1"/>
      <text:p text:style-name="P1"><text:s text:c="4"/>List&lt;String&gt; list = new ArrayList&lt;&gt;();</text:p>
      <text:p text:style-name="P1"><text:s text:c="4"/>list.add("1");</text:p>
      <text:p text:style-name="P1"><text:s text:c="4"/>list.add("2");</text:p>
      <text:p text:style-name="P1"><text:s text:c="4"/>list.add(3);</text:p>
      <text:p text:style-name="P1"><text:s text:c="5"/></text:p>
      <text:p text:style-name="P1"><text:s text:c="4"/>String v1 = list.get(0);</text:p>
      <text:p text:style-name="P1"><text:s text:c="4"/>String v2 = list.get(1);</text:p>
      <text:p text:style-name="P1"><text:s text:c="4"/>String v3 = list.get(2);</text:p>
      <text:p text:style-name="P1"/>
      <text:p text:style-name="P1"/>
      <text:p text:style-name="P1"><text:soft-page-break/>Теперь компилятор указывает на нашу ошибку в list.add(3). К тому же код стал меньше за счёт отсутствия приведения типов.</text:p>
      <text:p text:style-name="P1"/>
      <text:p text:style-name="P1"/>
      <text:p text:style-name="P1">Готовим дженерики</text:p>
      <text:p text:style-name="P1">Для наглядности опишем гараж в терминах ООП. У нас будет некоторое транспортное средство:</text:p>
      <text:p text:style-name="P1">[копировать] [скачать]</text:p>
      <text:p text:style-name="P1"/>
      <text:p text:style-name="P1"><text:s text:c="4"/>public abstract class Vehicle {</text:p>
      <text:p text:style-name="P1"><text:s text:c="5"/></text:p>
      <text:p text:style-name="P1"><text:s text:c="8"/>protected final String name;</text:p>
      <text:p text:style-name="P1"><text:s text:c="5"/></text:p>
      <text:p text:style-name="P1"><text:s text:c="8"/>public Vehicle(String name) {</text:p>
      <text:p text:style-name="P1"><text:s text:c="12"/>this.name = name;</text:p>
      <text:p text:style-name="P1"><text:s text:c="8"/>}</text:p>
      <text:p text:style-name="P1"><text:s text:c="5"/></text:p>
      <text:p text:style-name="P1"><text:s text:c="8"/>public String getName() {</text:p>
      <text:p text:style-name="P1"><text:s text:c="12"/>return name;</text:p>
      <text:p text:style-name="P1"><text:s text:c="8"/>}</text:p>
      <text:p text:style-name="P1"><text:s text:c="4"/>}</text:p>
      <text:p text:style-name="P1"/>
      <text:p text:style-name="P1"/>
      <text:p text:style-name="P1">Поскольку "транспортное средство" это слишком абстрактное понятие (потому мы и пометили класс как abstract), создадим ещё класс для автомобиля и мотоцикла.</text:p>
      <text:p text:style-name="P1">[копировать] [скачать]</text:p>
      <text:p text:style-name="P1"/>
      <text:p text:style-name="P1"><text:s text:c="4"/>public class Car extends Vehicle {</text:p>
      <text:p text:style-name="P1"><text:s text:c="5"/></text:p>
      <text:p text:style-name="P1"><text:s text:c="8"/>public Car(String name) {</text:p>
      <text:p text:style-name="P1"><text:s text:c="12"/>super(name);</text:p>
      <text:p text:style-name="P1"><text:s text:c="8"/>}</text:p>
      <text:p text:style-name="P1"><text:s text:c="4"/>}</text:p>
      <text:p text:style-name="P1"><text:s text:c="5"/></text:p>
      <text:p text:style-name="P1"><text:s text:c="4"/>public class Motorcycle extends Vehicle {</text:p>
      <text:p text:style-name="P1"><text:s text:c="5"/></text:p>
      <text:p text:style-name="P1"><text:s text:c="8"/>public Motorcycle(String name) {</text:p>
      <text:p text:style-name="P1"><text:s text:c="12"/>super(name);</text:p>
      <text:p text:style-name="P1"><text:s text:c="8"/>}</text:p>
      <text:p text:style-name="P1"><text:s text:c="4"/>}</text:p>
      <text:p text:style-name="P1"/>
      <text:p text:style-name="P1"/>
      <text:p text:style-name="P1">Наконец, сам гараж. В гараже мы можем хранить автомобиль, мотоцикл, даже велосипед, так что общим типом для них будет "абстрактное транспортное средство".</text:p>
      <text:p text:style-name="P1">[копировать] [скачать]</text:p>
      <text:p text:style-name="P1"/>
      <text:p text:style-name="P1"><text:s text:c="4"/>public class Garage {</text:p>
      <text:p text:style-name="P1"><text:s text:c="5"/></text:p>
      <text:p text:style-name="P1"><text:s text:c="8"/>private Vehicle vehicle;</text:p>
      <text:p text:style-name="P1"><text:s text:c="5"/></text:p>
      <text:p text:style-name="P1"><text:s text:c="8"/>public Vehicle get() {</text:p>
      <text:p text:style-name="P1"><text:s text:c="12"/>return vehicle;</text:p>
      <text:p text:style-name="P1"><text:soft-page-break/><text:s text:c="8"/>}</text:p>
      <text:p text:style-name="P1"><text:s text:c="5"/></text:p>
      <text:p text:style-name="P1"><text:s text:c="8"/>public void set(Vehicle vehicle) {</text:p>
      <text:p text:style-name="P1"><text:s text:c="12"/>this.vehicle = vehicle;</text:p>
      <text:p text:style-name="P1"><text:s text:c="8"/>}</text:p>
      <text:p text:style-name="P1"><text:s text:c="4"/>}</text:p>
      <text:p text:style-name="P1"/>
      <text:p text:style-name="P1"/>
      <text:p text:style-name="P1">Сейчас у нас нет дженериков, использование будет таким:</text:p>
      <text:p text:style-name="P1">[копировать] [скачать]</text:p>
      <text:p text:style-name="P1"/>
      <text:p text:style-name="P1"><text:s text:c="4"/>Garage garage = new Garage();</text:p>
      <text:p text:style-name="P1"><text:s text:c="4"/>garage.set(new Car("Aston Martin"));</text:p>
      <text:p text:style-name="P1"><text:s text:c="4"/>Car car = (Car) garage.get();</text:p>
      <text:p text:style-name="P1"><text:s text:c="4"/>System.out.println(car.getName()); // Aston Martin</text:p>
      <text:p text:style-name="P1"><text:s text:c="5"/></text:p>
      <text:p text:style-name="P1"><text:s text:c="4"/>Garage garage2 = new Garage();</text:p>
      <text:p text:style-name="P1"><text:s text:c="4"/>garage2.set(new Motorcycle("Honda CBR500R"));</text:p>
      <text:p text:style-name="P1"><text:s text:c="4"/>Motorcycle motorcycle = (Motorcycle) garage.get();</text:p>
      <text:p text:style-name="P1"><text:s text:c="4"/>System.out.println(motorcycle.getName());</text:p>
      <text:p text:style-name="P1"/>
      <text:p text:style-name="P1"/>
      <text:p text:style-name="P1">ClassCastException</text:p>
      <text:p text:style-name="P1"/>
      <text:p text:style-name="P1">Небольшая невнимательность, и вот вместо мотоцикла мы вывозим кучу металлолома марки "ClassCastException".</text:p>
      <text:p text:style-name="P1"/>
      <text:p text:style-name="P1"/>
      <text:p text:style-name="P1">Параметризация класса</text:p>
      <text:p text:style-name="P1">Для параметризации класса или интерфейса, необходимо добавить &lt;T&gt; после имени класса. Вместо T можно использовать что-то другое, например V, VEHICLE, но обычно используют T, как сокрашение от Type. Это T можно будет подставлять в своём классе как тип объекта.</text:p>
      <text:p text:style-name="P1"/>
      <text:p text:style-name="P1">Перепишем класс Garage.</text:p>
      <text:p text:style-name="P1">[копировать] [скачать]</text:p>
      <text:p text:style-name="P1"/>
      <text:p text:style-name="P1"><text:s text:c="4"/>public class Garage&lt;T&gt; {</text:p>
      <text:p text:style-name="P1"><text:s text:c="5"/></text:p>
      <text:p text:style-name="P1"><text:s text:c="8"/>private T vehicle;</text:p>
      <text:p text:style-name="P1"><text:s text:c="5"/></text:p>
      <text:p text:style-name="P1"><text:s text:c="8"/>public T get() {</text:p>
      <text:p text:style-name="P1"><text:s text:c="12"/>return vehicle;</text:p>
      <text:p text:style-name="P1"><text:s text:c="8"/>}</text:p>
      <text:p text:style-name="P1"><text:s text:c="5"/></text:p>
      <text:p text:style-name="P1"><text:s text:c="8"/>public void set(T vehicle) {</text:p>
      <text:p text:style-name="P1"><text:s text:c="12"/>this.vehicle = vehicle;</text:p>
      <text:p text:style-name="P1"><text:s text:c="8"/>}</text:p>
      <text:p text:style-name="P1"><text:s text:c="4"/>}</text:p>
      <text:p text:style-name="P1"/>
      <text:p text:style-name="P1"/>
      <text:p text:style-name="P1">И предыдущий пример использования:</text:p>
      <text:p text:style-name="P1">[копировать] [скачать]</text:p>
      <text:p text:style-name="P1"><text:soft-page-break/></text:p>
      <text:p text:style-name="P1"><text:s text:c="4"/>Garage&lt;Car&gt; garage = new Garage&lt;&gt;();</text:p>
      <text:p text:style-name="P1"><text:s text:c="4"/>garage.set(new Car("Aston Martin"));</text:p>
      <text:p text:style-name="P1"><text:s text:c="4"/>Car car = garage.get();</text:p>
      <text:p text:style-name="P1"><text:s text:c="4"/>System.out.println(car.getName()); // Aston Martin</text:p>
      <text:p text:style-name="P1"><text:s text:c="5"/></text:p>
      <text:p text:style-name="P1"><text:s text:c="4"/>Garage&lt;Motorcycle&gt; garage2 = new Garage&lt;&gt;();</text:p>
      <text:p text:style-name="P1"><text:s text:c="4"/>garage2.set(new Motorcycle("Honda CBR500R"));</text:p>
      <text:p text:style-name="P1"><text:s text:c="4"/>Motorcycle motorcycle = garage.get();</text:p>
      <text:p text:style-name="P1"><text:s text:c="4"/>System.out.println(motorcycle.getName());</text:p>
      <text:p text:style-name="P1"/>
      <text:p text:style-name="P1"/>
      <text:p text:style-name="P1">Теперь на ошибку в строке Motorcycle motorcycle = garage.get(); нам укажет компилятор. Но, погодите-ка:</text:p>
      <text:p text:style-name="P1">[копировать] [скачать]</text:p>
      <text:p text:style-name="P1"/>
      <text:p text:style-name="P1"><text:s text:c="4"/>class Jupiter {</text:p>
      <text:p text:style-name="P1"><text:s text:c="4"/>}</text:p>
      <text:p text:style-name="P1"><text:s text:c="5"/></text:p>
      <text:p text:style-name="P1"><text:s text:c="4"/>Garage&lt;Jupiter&gt; garage = new Garage&lt;&gt;();</text:p>
      <text:p text:style-name="P1"><text:s text:c="4"/>garage.set(new Jupiter());</text:p>
      <text:p text:style-name="P1"><text:s text:c="4"/>Jupiter jupiter = garage.get();</text:p>
      <text:p text:style-name="P1"/>
      <text:p text:style-name="P1"/>
      <text:p text:style-name="P1">Юпитер</text:p>
      <text:p text:style-name="P1"/>
      <text:p text:style-name="P1">Какого чёрта в нашем гараже делает Юпитер? И почему это компилируется и работает? Ответ прост: мы не указали верхнюю границу типов.</text:p>
      <text:p text:style-name="P1"/>
      <text:p text:style-name="P1"/>
      <text:p text:style-name="P1">Верхняя граница типов</text:p>
      <text:p text:style-name="P1">Когда мы переписывали класс Garage с обычной версии на версию с дженериками, мы забыли о том, что изначально в гараже были объекты типа Vehicle. Нужно это исправить и указать, что T должно быть не любым объектом, а подклассом Vehicle.</text:p>
      <text:p text:style-name="P1"/>
      <text:p text:style-name="P1">Для это служит такая конструкция: &lt;T extends SomeClass&gt;</text:p>
      <text:p text:style-name="P1">[копировать] [скачать]</text:p>
      <text:p text:style-name="P1"/>
      <text:p text:style-name="P1"><text:s text:c="4"/>public class Garage&lt;T extends Vehicle&gt; {</text:p>
      <text:p text:style-name="P1"><text:s text:c="5"/></text:p>
      <text:p text:style-name="P1"><text:s text:c="8"/>private T vehicle;</text:p>
      <text:p text:style-name="P1"><text:s text:c="5"/></text:p>
      <text:p text:style-name="P1"><text:s text:c="8"/>public T get() {</text:p>
      <text:p text:style-name="P1"><text:s text:c="12"/>return vehicle;</text:p>
      <text:p text:style-name="P1"><text:s text:c="8"/>}</text:p>
      <text:p text:style-name="P1"><text:s text:c="5"/></text:p>
      <text:p text:style-name="P1"><text:s text:c="8"/>public void set(T vehicle) {</text:p>
      <text:p text:style-name="P1"><text:s text:c="12"/>this.vehicle = vehicle;</text:p>
      <text:p text:style-name="P1"><text:s text:c="8"/>}</text:p>
      <text:p text:style-name="P1"><text:s text:c="4"/>}</text:p>
      <text:p text:style-name="P1"/>
      <text:p text:style-name="P1"/>
      <text:p text:style-name="P1"><text:soft-page-break/>Теперь мы не сможем хранить в гараже что попало:</text:p>
      <text:p text:style-name="P1">[копировать] [скачать]</text:p>
      <text:p text:style-name="P1"/>
      <text:p text:style-name="P1"><text:s text:c="4"/>Garage&lt;Jupiter&gt; garage = new Garage&lt;&gt;();</text:p>
      <text:p text:style-name="P1"><text:s text:c="4"/>// Error: type argument Jupiter is not within bounds of type-variable T</text:p>
      <text:p text:style-name="P1"/>
      <text:p text:style-name="P1"/>
      <text:p text:style-name="P1">Кстати, некоторые ошибочно думают, что раз тип верхней границы указан для класса, то можно в поле использовать его, а не T:</text:p>
      <text:p text:style-name="P1">[копировать] [скачать]</text:p>
      <text:p text:style-name="P1"/>
      <text:p text:style-name="P1"><text:s text:c="4"/>public class Garage&lt;T extends Vehicle&gt; {</text:p>
      <text:p text:style-name="P1"><text:s text:c="5"/></text:p>
      <text:p text:style-name="P1"><text:s text:c="8"/>private Vehicle vehicle;</text:p>
      <text:p text:style-name="P1"><text:s text:c="5"/></text:p>
      <text:p text:style-name="P1"><text:s text:c="8"/>public T get() {</text:p>
      <text:p text:style-name="P1"><text:s text:c="12"/>return vehicle;</text:p>
      <text:p text:style-name="P1"><text:s text:c="8"/>}</text:p>
      <text:p text:style-name="P1"><text:s text:c="5"/></text:p>
      <text:p text:style-name="P1"><text:s text:c="8"/>public void set(T vehicle) {</text:p>
      <text:p text:style-name="P1"><text:s text:c="12"/>this.vehicle = vehicle;</text:p>
      <text:p text:style-name="P1"><text:s text:c="8"/>}</text:p>
      <text:p text:style-name="P1"><text:s text:c="4"/>}</text:p>
      <text:p text:style-name="P1"/>
      <text:p text:style-name="P1"/>
      <text:p text:style-name="P1">Это неправильно. T должно присутствовать и в типе поля, иначе метод get не сможет вернуть правильный тип. Пример:</text:p>
      <text:p text:style-name="P1">[копировать] [скачать]</text:p>
      <text:p text:style-name="P1"/>
      <text:p text:style-name="P1"><text:s text:c="4"/>Garage&lt;Car&gt; garage = new Garage&lt;&gt;();</text:p>
      <text:p text:style-name="P1"><text:s text:c="5"/></text:p>
      <text:p text:style-name="P1"><text:s text:c="4"/>public class Garage&lt;/*T*/Car extends Vehicle&gt; {</text:p>
      <text:p text:style-name="P1"><text:s text:c="5"/></text:p>
      <text:p text:style-name="P1"><text:s text:c="8"/>private Vehicle vehicle;</text:p>
      <text:p text:style-name="P1"><text:s text:c="5"/></text:p>
      <text:p text:style-name="P1"><text:s text:c="8"/>public /*T*/Car get() {</text:p>
      <text:p text:style-name="P1"><text:s text:c="12"/>return vehicle;</text:p>
      <text:p text:style-name="P1"><text:s text:c="8"/>}</text:p>
      <text:p text:style-name="P1"><text:s text:c="5"/></text:p>
      <text:p text:style-name="P1"><text:s text:c="8"/>public void set(/*T*/Car vehicle) {</text:p>
      <text:p text:style-name="P1"><text:s text:c="12"/>this.vehicle = vehicle;</text:p>
      <text:p text:style-name="P1"><text:s text:c="8"/>}</text:p>
      <text:p text:style-name="P1"><text:s text:c="4"/>}</text:p>
      <text:p text:style-name="P1"/>
      <text:p text:style-name="P1"/>
      <text:p text:style-name="P1">В методе get ожидается возвращение типа Car, а возвращается Vehicle. Конечно, можно написать return (T) vehicle;, но это небезопасно. В нормальной версии класса Garage T и так подразумевается как Vehicle, все его методы доступны, так что нет смысла заменять T на тип верхней границы.</text:p>
      <text:p text:style-name="P1"/>
      <text:p text:style-name="P1"/>
      <text:p text:style-name="P1">Пример с множественной параметризацией</text:p>
      <text:p text:style-name="P1"><text:soft-page-break/>Для примера сделаем трёхместный гараж.</text:p>
      <text:p text:style-name="P1">[копировать] [скачать]</text:p>
      <text:p text:style-name="P1"/>
      <text:p text:style-name="P1"><text:s text:c="4"/>public class TripleGarage&lt;T extends Vehicle, U extends Vehicle, V extends Vehicle&gt; {</text:p>
      <text:p text:style-name="P1"><text:s text:c="5"/></text:p>
      <text:p text:style-name="P1"><text:s text:c="8"/>private T vehicle1;</text:p>
      <text:p text:style-name="P1"><text:s text:c="8"/>private U vehicle2;</text:p>
      <text:p text:style-name="P1"><text:s text:c="8"/>private V vehicle3;</text:p>
      <text:p text:style-name="P1"><text:s text:c="5"/></text:p>
      <text:p text:style-name="P1"><text:s text:c="8"/>...</text:p>
      <text:p text:style-name="P1"><text:s text:c="4"/>}</text:p>
      <text:p text:style-name="P1"/>
      <text:p text:style-name="P1"/>
      <text:p text:style-name="P1">Теперь в этот гараж можно поставить три любые транспортные средства.</text:p>
      <text:p text:style-name="P1">[копировать] [скачать]</text:p>
      <text:p text:style-name="P1"/>
      <text:p text:style-name="P1"><text:s text:c="4"/>public class Truck extends Car {</text:p>
      <text:p text:style-name="P1"><text:s text:c="5"/></text:p>
      <text:p text:style-name="P1"><text:s text:c="8"/>public Truck(String name) {</text:p>
      <text:p text:style-name="P1"><text:s text:c="12"/>super(name);</text:p>
      <text:p text:style-name="P1"><text:s text:c="8"/>}</text:p>
      <text:p text:style-name="P1"><text:s text:c="4"/>}</text:p>
      <text:p text:style-name="P1"><text:s text:c="5"/></text:p>
      <text:p text:style-name="P1"><text:s text:c="4"/>Car CAR = new Car("Aston Martin");</text:p>
      <text:p text:style-name="P1"><text:s text:c="4"/>Motorcycle MOTORCYCLE = new Motorcycle("Honda CBR500R");</text:p>
      <text:p text:style-name="P1"><text:s text:c="4"/>Truck TRUCK = new Truck("Road Kill");</text:p>
      <text:p text:style-name="P1"><text:s text:c="5"/></text:p>
      <text:p text:style-name="P1"><text:s text:c="4"/>TripleGarage&lt;Car, Motorcycle, Truck&gt; garage1 = new TripleGarage&lt;&gt;();</text:p>
      <text:p text:style-name="P1"><text:s text:c="4"/>garage1.set1(CAR);</text:p>
      <text:p text:style-name="P1"><text:s text:c="4"/>garage1.set2(MOTORCYCLE);</text:p>
      <text:p text:style-name="P1"><text:s text:c="4"/>garage1.set3(TRUCK);</text:p>
      <text:p text:style-name="P1"><text:s text:c="5"/></text:p>
      <text:p text:style-name="P1"><text:s text:c="4"/>TripleGarage&lt;Car, Motorcycle, Truck&gt; garage2 = new TripleGarage&lt;&gt;();</text:p>
      <text:p text:style-name="P1"><text:s text:c="4"/>garage2.set1(TRUCK);</text:p>
      <text:p text:style-name="P1"><text:s text:c="4"/>garage2.set2(MOTORCYCLE);</text:p>
      <text:p text:style-name="P1"><text:s text:c="4"/>garage2.set3(TRUCK);</text:p>
      <text:p text:style-name="P1"><text:s text:c="4"/>Car car1 = garage2.get1();</text:p>
      <text:p text:style-name="P1"><text:s text:c="4"/>// Truck truck1 = garage2.get1();</text:p>
      <text:p text:style-name="P1"><text:s text:c="5"/></text:p>
      <text:p text:style-name="P1"><text:s text:c="4"/>TripleGarage&lt;Car, Car, Car&gt; garage3 = new TripleGarage&lt;&gt;();</text:p>
      <text:p text:style-name="P1"><text:s text:c="4"/>garage3.set1(CAR);</text:p>
      <text:p text:style-name="P1"><text:s text:c="4"/>garage3.set2(CAR);</text:p>
      <text:p text:style-name="P1"><text:s text:c="4"/>garage3.set3(CAR);</text:p>
      <text:p text:style-name="P1"/>
      <text:p text:style-name="P1"/>
      <text:p text:style-name="P1">Во втором случае, хоть мы и указали, что на первом месте должен быть Car, поставить Truck мы всё-таки можем, ведь он наследуется от Car. Но вот при получении объекта, Truck мы явно уже не получим, разве что явным приведением типа: Truck truck = (Truck) garage2.get1();</text:p>
      <text:p text:style-name="P1"/>
      <text:p text:style-name="P1"/>
      <text:p text:style-name="P1">Дженерики и массивы</text:p>
      <text:p text:style-name="P1"><text:soft-page-break/>Теперь сделаем гараж, в который можно ставить множество транспортных средств одного типа. На ум, конечно же, приходит массив.</text:p>
      <text:p text:style-name="P1">[копировать] [скачать]</text:p>
      <text:p text:style-name="P1"/>
      <text:p text:style-name="P1"><text:s text:c="4"/>public class FixedSizedGarage&lt;T extends Vehicle&gt; {</text:p>
      <text:p text:style-name="P1"><text:s text:c="5"/></text:p>
      <text:p text:style-name="P1"><text:s text:c="8"/>private final T[] vehicles;</text:p>
      <text:p text:style-name="P1"><text:s text:c="5"/></text:p>
      <text:p text:style-name="P1"><text:s text:c="8"/>@SuppressWarnings("unchecked")</text:p>
      <text:p text:style-name="P1"><text:s text:c="8"/>public FixedSizedGarage(int size) {</text:p>
      <text:p text:style-name="P1"><text:s text:c="12"/>// vehicles = new T[size];</text:p>
      <text:p text:style-name="P1"><text:s text:c="12"/>vehicles = (T[]) new Vehicle[size];</text:p>
      <text:p text:style-name="P1"><text:s text:c="8"/>}</text:p>
      <text:p text:style-name="P1"><text:s text:c="5"/></text:p>
      <text:p text:style-name="P1"><text:s text:c="8"/>public T get(int index) {</text:p>
      <text:p text:style-name="P1"><text:s text:c="12"/>return vehicles[index];</text:p>
      <text:p text:style-name="P1"><text:s text:c="8"/>}</text:p>
      <text:p text:style-name="P1"><text:s text:c="5"/></text:p>
      <text:p text:style-name="P1"><text:s text:c="8"/>public void set(int index, T vehicle) {</text:p>
      <text:p text:style-name="P1"><text:s text:c="12"/>this.vehicles[index] = vehicle;</text:p>
      <text:p text:style-name="P1"><text:s text:c="8"/>}</text:p>
      <text:p text:style-name="P1"><text:s text:c="4"/>}</text:p>
      <text:p text:style-name="P1"/>
      <text:p text:style-name="P1"/>
      <text:p text:style-name="P1">Но с массивом и дженериками есть ограничение - нельзя создать массив типа T. Зато можно привести любой другой массив к типу (T[]), но это небезопасно. Тем не менее, в данном случае всё будет работать.</text:p>
      <text:p text:style-name="P1">[копировать] [скачать]</text:p>
      <text:p text:style-name="P1"/>
      <text:p text:style-name="P1"><text:s text:c="4"/>FixedSizeGarage&lt;Car&gt; garage = new FixedSizeGarage&lt;&gt;(2);</text:p>
      <text:p text:style-name="P1"><text:s text:c="4"/>garage.set(0, new Car("Aston Martin"));</text:p>
      <text:p text:style-name="P1"><text:s text:c="4"/>garage.set(1, new Car("Audi"));</text:p>
      <text:p text:style-name="P1"><text:s text:c="4"/>Car car1 = garage1.get(0);</text:p>
      <text:p text:style-name="P1"><text:s text:c="4"/>Car car2 = garage1.get(1);</text:p>
      <text:p text:style-name="P1"/>
      <text:p text:style-name="P1"/>
      <text:p text:style-name="P1"/>
      <text:p text:style-name="P1">Дженерики и списки</text:p>
      <text:p text:style-name="P1">Вместо массива можно использовать список. Поскольку интерфейс List параметризован, мы можем указать ему тип T и использовать в своей реализации гаража с переменным размером.</text:p>
      <text:p text:style-name="P1">[копировать] [скачать]</text:p>
      <text:p text:style-name="P1"/>
      <text:p text:style-name="P1"><text:s text:c="4"/>public class DynamicSizedGarage&lt;T extends Vehicle&gt; {</text:p>
      <text:p text:style-name="P1"><text:s text:c="5"/></text:p>
      <text:p text:style-name="P1"><text:s text:c="8"/>private final List&lt;T&gt; vehicles;</text:p>
      <text:p text:style-name="P1"><text:s text:c="5"/></text:p>
      <text:p text:style-name="P1"><text:s text:c="8"/>public DynamicSizedGarage() {</text:p>
      <text:p text:style-name="P1"><text:s text:c="12"/>vehicles = new ArrayList&lt;&gt;();</text:p>
      <text:p text:style-name="P1"><text:s text:c="8"/>}</text:p>
      <text:p text:style-name="P1"><text:s text:c="5"/></text:p>
      <text:p text:style-name="P1"><text:s text:c="8"/>public void add(T t) {</text:p>
      <text:p text:style-name="P1"><text:s text:c="12"/>vehicles.add(t);</text:p>
      <text:p text:style-name="P1"><text:soft-page-break/><text:s text:c="8"/>}</text:p>
      <text:p text:style-name="P1"><text:s text:c="5"/></text:p>
      <text:p text:style-name="P1"><text:s text:c="8"/>public T get(int index) {</text:p>
      <text:p text:style-name="P1"><text:s text:c="12"/>return vehicles.get(index);</text:p>
      <text:p text:style-name="P1"><text:s text:c="8"/>}</text:p>
      <text:p text:style-name="P1"><text:s text:c="4"/>}</text:p>
      <text:p text:style-name="P1"><text:s text:c="5"/></text:p>
      <text:p text:style-name="P1"><text:s text:c="4"/>DynamicSizedGarage&lt;Motorcycle&gt; garage = new DynamicSizedGarage&lt;&gt;();</text:p>
      <text:p text:style-name="P1"><text:s text:c="4"/>garage.add(new Motorcycle("Honda CBR500R"));</text:p>
      <text:p text:style-name="P1"><text:s text:c="4"/>garage.add(new Motorcycle("Harley-Davidson"));</text:p>
      <text:p text:style-name="P1"><text:s text:c="4"/>Motorcycle motorcycle1 = garage.get(0);</text:p>
      <text:p text:style-name="P1"><text:s text:c="4"/>Motorcycle motorcycle2 = garage.get(1);</text:p>
      <text:p text:style-name="P1"/>
      <text:p text:style-name="P1"/>
      <text:p text:style-name="P1">Поскольку гараж у нас расширяемый, мы можем добавить больше функционала. Например, возможность добавить сразу несколько транспортных средств:</text:p>
      <text:p text:style-name="P1">[копировать] [скачать]</text:p>
      <text:p text:style-name="P1"/>
      <text:p text:style-name="P1"><text:s text:c="4"/>public void addAll(List&lt;T&gt; list) {</text:p>
      <text:p text:style-name="P1"><text:s text:c="8"/>vehicles.addAll(list);</text:p>
      <text:p text:style-name="P1"><text:s text:c="4"/>}</text:p>
      <text:p text:style-name="P1"><text:s text:c="5"/></text:p>
      <text:p text:style-name="P1"><text:s text:c="4"/>List&lt;Car&gt; cars = new ArrayList&lt;&gt;();</text:p>
      <text:p text:style-name="P1"><text:s text:c="4"/>cars.add(new Car("Toyota"));</text:p>
      <text:p text:style-name="P1"><text:s text:c="4"/>cars.add(new Car("Jaguar"));</text:p>
      <text:p text:style-name="P1"><text:s text:c="4"/>cars.add(new Car("BMW"));</text:p>
      <text:p text:style-name="P1"><text:s text:c="5"/></text:p>
      <text:p text:style-name="P1"><text:s text:c="4"/>DynamicSizedGarage&lt;Car&gt; garage = new DynamicSizedGarage&lt;&gt;();</text:p>
      <text:p text:style-name="P1"><text:s text:c="4"/>garage.add(new Car("Aston Martin"));</text:p>
      <text:p text:style-name="P1"><text:s text:c="4"/>garage.addAll(cars);</text:p>
      <text:p text:style-name="P1"/>
      <text:p text:style-name="P1"/>
      <text:p text:style-name="P1">Возможность посмотреть, что находится в гараже:</text:p>
      <text:p text:style-name="P1">[копировать] [скачать]</text:p>
      <text:p text:style-name="P1"/>
      <text:p text:style-name="P1"><text:s text:c="4"/>public void forEach(Consumer&lt;T&gt; consumer) {</text:p>
      <text:p text:style-name="P1"><text:s text:c="8"/>for (T vehicle : vehicles) {</text:p>
      <text:p text:style-name="P1"><text:s text:c="12"/>consumer.accept(vehicle);</text:p>
      <text:p text:style-name="P1"><text:s text:c="8"/>}</text:p>
      <text:p text:style-name="P1"><text:s text:c="4"/>}</text:p>
      <text:p text:style-name="P1"><text:s text:c="5"/></text:p>
      <text:p text:style-name="P1"><text:s text:c="4"/>DynamicSizedGarage&lt;Car&gt; garage = new DynamicSizedGarage&lt;&gt;();</text:p>
      <text:p text:style-name="P1"><text:s text:c="4"/>garage.add(new Car("Toyota"));</text:p>
      <text:p text:style-name="P1"><text:s text:c="4"/>garage.add(new Car("Jaguar"));</text:p>
      <text:p text:style-name="P1"><text:s text:c="4"/>garage.add(new Car("BMW"));</text:p>
      <text:p text:style-name="P1"><text:s text:c="4"/>garage.forEach(car -&gt; System.out.println(car.getName()));</text:p>
      <text:p text:style-name="P1"/>
      <text:p text:style-name="P1"/>
      <text:p text:style-name="P1">Вроде бы всё хорошо, но в последних двух методах есть ограничения. Например, мы не можем добавить в гараж список грузовиков:</text:p>
      <text:p text:style-name="P1">[копировать] [скачать]</text:p>
      <text:p text:style-name="P1"/>
      <text:p text:style-name="P1"><text:soft-page-break/><text:s text:c="4"/>List&lt;Truck&gt; trucks = new ArrayList&lt;&gt;();</text:p>
      <text:p text:style-name="P1"><text:s text:c="4"/>trucks.add(new Truck("Hell yeah"));</text:p>
      <text:p text:style-name="P1"><text:s text:c="4"/>trucks.add(new Truck("Terminator"));</text:p>
      <text:p text:style-name="P1"><text:s text:c="5"/></text:p>
      <text:p text:style-name="P1"><text:s text:c="4"/>DynamicSizedGarage&lt;Car&gt; garage = new DynamicSizedGarage&lt;&gt;();</text:p>
      <text:p text:style-name="P1"><text:s text:c="4"/>garage.add(new Car("Aston Martin"));</text:p>
      <text:p text:style-name="P1"><text:s text:c="4"/>// Error: incompatible types: List&lt;Truck&gt;</text:p>
      <text:p text:style-name="P1"><text:s text:c="4"/>// <text:s text:c="7"/>cannot be converted to List&lt;Car&gt;</text:p>
      <text:p text:style-name="P1"><text:s text:c="4"/>garage.addAll(trucks);</text:p>
      <text:p text:style-name="P1"/>
      <text:p text:style-name="P1"/>
      <text:p text:style-name="P1">Причиной этому сигнатура метода void addAll(List&lt;T&gt; c). Если Garage параметризован по Car, то отныне везде, где используется T, ожидается Car и только он. Нам же нужно сделать так, чтобы в гараж можно было добавлять все подклассы заданного типа Car.</text:p>
      <text:p text:style-name="P1"/>
      <text:p text:style-name="P1"/>
      <text:p text:style-name="P1">Wildcards</text:p>
      <text:p text:style-name="P1">joker</text:p>
      <text:p text:style-name="P1">Wildcards обозначаются знаком вопроса &lt;?&gt; (ещё он зовётся джокером). Их можно ограничивать верхней и нижней границей, что существенно увеличивает мощь дженериков.</text:p>
      <text:p text:style-name="P1"/>
      <text:p text:style-name="P1">Верхняя граница подстановки</text:p>
      <text:p text:style-name="P1">Мы уже рассматривали ограничение с верхней границей, но тогда оно использовалось для типов &lt;T extends SomeClass&gt;. Теперь используются wildcards, а выглядит это так: &lt;? extends SomeClass&gt;.</text:p>
      <text:p text:style-name="P1"/>
      <text:p text:style-name="P1">Чтобы исправить проблему с добавлением нескольких грузовиков в гараж с автомобилями, нужно использовать верхнюю границу подстановки.</text:p>
      <text:p text:style-name="P1"/>
      <text:p text:style-name="P1">Вместо</text:p>
      <text:p text:style-name="P1">void addAll(List&lt;T&gt; list)</text:p>
      <text:p text:style-name="P1">метод должен быть объявлен как</text:p>
      <text:p text:style-name="P1">void addAll(List&lt;? extends T&gt; list)</text:p>
      <text:p text:style-name="P1"/>
      <text:p text:style-name="P1"/>
      <text:p text:style-name="P1">Нижняя граница подстановки</text:p>
      <text:p text:style-name="P1">Ещё одна проблема кроется в методе forEach. Там мы не можем использовать Consumer&lt;Vehicle&gt; или Consumer&lt;Object&gt;:</text:p>
      <text:p text:style-name="P1">[копировать] [скачать]</text:p>
      <text:p text:style-name="P1"/>
      <text:p text:style-name="P1"><text:s text:c="4"/>Consumer&lt;Object&gt; objectConsumer = object -&gt; System.out.println(object.hashCode());</text:p>
      <text:p text:style-name="P1"><text:s text:c="4"/>Consumer&lt;Vehicle&gt; vehicleConsumer = vehicle -&gt; System.out.println(vehicle.getName());</text:p>
      <text:p text:style-name="P1"><text:s text:c="5"/></text:p>
      <text:p text:style-name="P1"><text:s text:c="4"/>DynamicSizedGarage&lt;Car&gt; garage = new DynamicSizedGarage&lt;&gt;();</text:p>
      <text:p text:style-name="P1"><text:s text:c="4"/>garage.add(new Car("Toyota"));</text:p>
      <text:p text:style-name="P1"><text:s text:c="4"/>garage.add(new Car("Jaguar"));</text:p>
      <text:p text:style-name="P1"><text:s text:c="4"/>garage.add(new Car("BMW"));</text:p>
      <text:p text:style-name="P1"><text:s text:c="4"/>// Error: incompatible types: Consumer&lt;Vehicle&gt;</text:p>
      <text:p text:style-name="P1"><text:s text:c="4"/>// <text:s text:c="7"/>cannot be converted to Consumer&lt;Car&gt;</text:p>
      <text:p text:style-name="P1"><text:s text:c="4"/>garage.forEach(vehicleConsumer);</text:p>
      <text:p text:style-name="P1"><text:s text:c="4"/>// Error: incompatible types: Consumer&lt;Object&gt;</text:p>
      <text:p text:style-name="P1"><text:s text:c="4"/>// <text:s text:c="7"/>cannot be converted to Consumer&lt;Car&gt;</text:p>
      <text:p text:style-name="P1"><text:soft-page-break/><text:s text:c="4"/>// garage.forEach(objectConsumer);</text:p>
      <text:p text:style-name="P1"/>
      <text:p text:style-name="P1"/>
      <text:p text:style-name="P1">На этот раз нам нужно ограничение по нижней границе, чтобы Consumer мог использовать иерархию классов, начиная от Car, а именно Car, Vehicle, Object.</text:p>
      <text:p text:style-name="P1"/>
      <text:p text:style-name="P1">Нижняя граница подстановки задаётся так: &lt;? super SomeClass&gt;.</text:p>
      <text:p text:style-name="P1"/>
      <text:p text:style-name="P1">Теперь, объявив метод forEach вместо</text:p>
      <text:p text:style-name="P1">void forEach(Consumer&lt;T&gt; consumer)</text:p>
      <text:p text:style-name="P1">как</text:p>
      <text:p text:style-name="P1">void forEach(Consumer&lt;? super T&gt; consumer)</text:p>
      <text:p text:style-name="P1">приведённый выше пример будет работать.</text:p>
      <text:p text:style-name="P1"/>
      <text:p text:style-name="P1"/>
      <text:p text:style-name="P1">PECS</text:p>
      <text:p text:style-name="P1">Давайте добавим ещё два метода. Первый будет заменять сразу несколько транспортных средств в гараже, а второй возвращать список транспортных средств, удовлетворяющих некоему критерию.</text:p>
      <text:p text:style-name="P1">[копировать] [скачать]</text:p>
      <text:p text:style-name="P1"/>
      <text:p text:style-name="P1"><text:s text:c="4"/>public void replaceWith(List&lt;T&gt; list) {</text:p>
      <text:p text:style-name="P1"><text:s text:c="8"/>final int listSize = list.size();</text:p>
      <text:p text:style-name="P1"><text:s text:c="8"/>final int size = vehicles.size();</text:p>
      <text:p text:style-name="P1"><text:s text:c="8"/>vehicles.subList(0, Math.min(listSize, size)).clear();</text:p>
      <text:p text:style-name="P1"><text:s text:c="8"/>vehicles.addAll(0, list);</text:p>
      <text:p text:style-name="P1"><text:s text:c="4"/>}</text:p>
      <text:p text:style-name="P1"><text:s text:c="5"/></text:p>
      <text:p text:style-name="P1"><text:s text:c="4"/>public List&lt;T&gt; filter(Predicate&lt;T&gt; predicate) {</text:p>
      <text:p text:style-name="P1"><text:s text:c="8"/>List&lt;T&gt; result = new ArrayList&lt;&gt;();</text:p>
      <text:p text:style-name="P1"><text:s text:c="8"/>for (T vehicle : vehicles) {</text:p>
      <text:p text:style-name="P1"><text:s text:c="12"/>if (predicate.test(vehicle)) {</text:p>
      <text:p text:style-name="P1"><text:s text:c="16"/>result.add(vehicle);</text:p>
      <text:p text:style-name="P1"><text:s text:c="12"/>}</text:p>
      <text:p text:style-name="P1"><text:s text:c="8"/>}</text:p>
      <text:p text:style-name="P1"><text:s text:c="8"/>return result;</text:p>
      <text:p text:style-name="P1"><text:s text:c="4"/>}</text:p>
      <text:p text:style-name="P1"/>
      <text:p text:style-name="P1"/>
      <text:p text:style-name="P1">Как определить, какое ограничение использовать для дженериков?</text:p>
      <text:p text:style-name="P1">Существует правило PECS - Producer Extends Consumer Super.</text:p>
      <text:p text:style-name="P1">Если аргумент используется как поставщик, то есть нужно что-то взять из объекта, то используется &lt;? extends SomeClass&gt;.</text:p>
      <text:p text:style-name="P1">Если аргумент используется как потребитель, то есть нужно что-то положить в объект, то используется &lt;? super SomeClass&gt;.</text:p>
      <text:p text:style-name="P1">Если аргумент используется как для чтения, так и для записи, то ограничения не накладывается и нужно использовать &lt;SomeClass&gt; или просто &lt;T&gt;.</text:p>
      <text:p text:style-name="P1"/>
      <text:p text:style-name="P1">В методе replaceWith(List&lt;T&gt; list) мы используем list в качестве поставщика, получая от него элементы, которые потом будут добавлены в гараж. В таком случае нужно использовать replaceWith(List&lt;? extends T&gt; list).</text:p>
      <text:p text:style-name="P1"/>
      <text:p text:style-name="P1"><text:soft-page-break/>В методе filter(Predicate&lt;T&gt; predicate) мы используем predicate в качестве потребителя, передавая ему элементы для того, чтобы убедиться, что транспортное средство удовлетворяет критерию. В этом случае используем filter(Predicate&lt;? super T&gt; predicate).</text:p>
      <text:p text:style-name="P1"/>
      <text:p text:style-name="P1">Ещё больше примеров для самопроверки.</text:p>
      <text:p text:style-name="P1"/>
      <text:p text:style-name="P1">[копировать] [скачать]</text:p>
      <text:p text:style-name="P1"/>
      <text:p text:style-name="P1"><text:s text:c="4"/>public void fill(Supplier&lt;T&gt; supplier, int count) {</text:p>
      <text:p text:style-name="P1"><text:s text:c="8"/>for (int i = 0; i &lt; count; i++) {</text:p>
      <text:p text:style-name="P1"><text:s text:c="12"/>vehicles.add(supplier.get());</text:p>
      <text:p text:style-name="P1"><text:s text:c="8"/>}</text:p>
      <text:p text:style-name="P1"><text:s text:c="4"/>}</text:p>
      <text:p text:style-name="P1"/>
      <text:p text:style-name="P1">Supplier&lt;? super T&gt; или Supplier&lt;? extends T&gt;?</text:p>
      <text:p text:style-name="P1"/>
      <text:p text:style-name="P1"><text:s text:c="4"/>public void merge(DynamicSizedGarage&lt;T&gt; garage) {</text:p>
      <text:p text:style-name="P1"><text:s text:c="8"/>vehicles.addAll(garage.vehicles);</text:p>
      <text:p text:style-name="P1"><text:s text:c="4"/>}</text:p>
      <text:p text:style-name="P1"/>
      <text:p text:style-name="P1">DynamicSizedGarage&lt;? super T&gt; или DynamicSizedGarage&lt;? extends T&gt;?</text:p>
      <text:p text:style-name="P1"/>
      <text:p text:style-name="P1"><text:s text:c="4"/>public void sort(Comparator&lt;T&gt; comparator) {</text:p>
      <text:p text:style-name="P1"><text:s text:c="8"/>vehicles.sort(comparator);</text:p>
      <text:p text:style-name="P1"><text:s text:c="4"/>}</text:p>
      <text:p text:style-name="P1"/>
      <text:p text:style-name="P1">Comparator&lt;? super T&gt; или Comparator&lt;? extends T&gt;?</text:p>
      <text:p text:style-name="P1"/>
      <text:p text:style-name="P1"/>
      <text:p text:style-name="P1">Параметризация методов</text:p>
      <text:p text:style-name="P1">Параметризовать можно не только классы и интерфейсы, но также методы и конструкторы:</text:p>
      <text:p text:style-name="P1">[копировать] [скачать]</text:p>
      <text:p text:style-name="P1"/>
      <text:p text:style-name="P1"><text:s text:c="4"/>public &lt;T&gt; void method1(T element) {</text:p>
      <text:p text:style-name="P1"><text:s text:c="8"/>// ..</text:p>
      <text:p text:style-name="P1"><text:s text:c="4"/>}</text:p>
      <text:p text:style-name="P1"><text:s text:c="4"/>public &lt;T extends Vehicle&gt; void method2(T vehicle) {</text:p>
      <text:p text:style-name="P1"><text:s text:c="8"/>System.out.println(vehicle.getName();</text:p>
      <text:p text:style-name="P1"><text:s text:c="4"/>}</text:p>
      <text:p text:style-name="P1"><text:s text:c="4"/>public &lt;T, U, V&gt; U method3(T t, U u, V v) {</text:p>
      <text:p text:style-name="P1"><text:s text:c="8"/>// ..</text:p>
      <text:p text:style-name="P1"><text:s text:c="8"/>return u;</text:p>
      <text:p text:style-name="P1"><text:s text:c="4"/>}</text:p>
      <text:p text:style-name="P1"/>
      <text:p text:style-name="P1"/>
      <text:p text:style-name="P1">Давайте реализуем метод, который трансформирует всё, что находится в гараже в нечто иное.</text:p>
      <text:p text:style-name="P1">[копировать] [скачать]</text:p>
      <text:p text:style-name="P1"/>
      <text:p text:style-name="P1"><text:s text:c="4"/>public &lt;U&gt; List&lt;U&gt; map(Function&lt;T, U&gt; function) {</text:p>
      <text:p text:style-name="P1"><text:s text:c="8"/>List&lt;U&gt; result = new ArrayList&lt;&gt;();</text:p>
      <text:p text:style-name="P1"><text:s text:c="8"/>for (T vehicle : vehicles) {</text:p>
      <text:p text:style-name="P1"><text:s text:c="12"/>result.add(function.apply(vehicle));</text:p>
      <text:p text:style-name="P1"><text:soft-page-break/><text:s text:c="8"/>}</text:p>
      <text:p text:style-name="P1"><text:s text:c="8"/>return result;</text:p>
      <text:p text:style-name="P1"><text:s text:c="4"/>}</text:p>
      <text:p text:style-name="P1"><text:s text:c="5"/></text:p>
      <text:p text:style-name="P1"><text:s text:c="4"/>DynamicSizedGarage&lt;Car&gt; garage = new DynamicSizedGarage&lt;&gt;();</text:p>
      <text:p text:style-name="P1"><text:s text:c="4"/>garage.add(new Car("BMW"));</text:p>
      <text:p text:style-name="P1"><text:s text:c="4"/>garage.add(new Car("Jaguar"));</text:p>
      <text:p text:style-name="P1"><text:s text:c="4"/>garage.add(new Car("Aston Martin"));</text:p>
      <text:p text:style-name="P1"><text:s text:c="5"/></text:p>
      <text:p text:style-name="P1"><text:s text:c="4"/>List&lt;String&gt; names = garage.map(Vehicle::getName);</text:p>
      <text:p text:style-name="P1"><text:s text:c="4"/>names.forEach(System.out::println); // "BMW", "Jaguar", "Aston Martin"</text:p>
      <text:p text:style-name="P1"/>
      <text:p text:style-name="P1"/>
      <text:p text:style-name="P1">Здесь мы указали новый дженерик параметр U и используем его при параметризации интерфейса Function&lt;T, U&gt;.</text:p>
      <text:p text:style-name="P1"/>
      <text:p text:style-name="P1">И ещё раз, используя правило PECS, попробуйте правильно записать сигнатуру метода с использованием ограничений.</text:p>
      <text:p text:style-name="P1"/>
      <text:p text:style-name="P1"><text:bookmark text:name="a9112"/><text:span text:style-name="T4">Ф</text:span>ункция принимает T, а возвращает U.</text:p>
      <text:section text:style-name="Sect1" text:name="c9113">
        <text:p text:style-name="Standard">Ответ</text:p>
      </text:section>
      <text:list xml:id="list491345343766417430" text:style-name="L1">
        <text:list-item>
          <text:p text:style-name="P2"><text:bookmark text:name="a9113"/><text:span text:style-name="T1">public</text:span> <text:span text:style-name="T2">&lt;</text:span>U<text:span text:style-name="T2">&gt;</text:span> List<text:span text:style-name="T2">&lt;</text:span>U<text:span text:style-name="T2">&gt;</text:span> map<text:span text:style-name="T3">(</text:span>Function<text:span text:style-name="T2">&lt;?</text:span> <text:span text:style-name="T1">super</text:span> T, <text:span text:style-name="T2">?</text:span> <text:span text:style-name="T1">extends</text:span> U<text:span text:style-name="T2">&gt;</text:span> function<text:span text:style-name="T3">)</text:span> </text:p>
        </text:list-item>
      </text:list>
      <text:p text:style-name="P1"/>
      <text:p text:style-name="P1"/>
      <text:p text:style-name="P1">Наконец, сложный пример. Допустим, у нас есть список и двойной предикат. Наша задача попарно перебрать все транспортные средства в гараже и в списке и, если оба транспортных средства удовлетворяют критерию, добавить элемент из списка в гараж.</text:p>
      <text:p text:style-name="P1">[копировать] [скачать]</text:p>
      <text:p text:style-name="P1"/>
      <text:p text:style-name="P1"><text:s text:c="4"/>public &lt;U extends T&gt; void addIf(</text:p>
      <text:p text:style-name="P1"><text:s text:c="12"/>List&lt;? extends U&gt; list, BiPredicate&lt;? super T, ? super U&gt; predicate) {</text:p>
      <text:p text:style-name="P1"><text:s text:c="8"/>List&lt;U&gt; candidatesToAdd = new ArrayList&lt;&gt;();</text:p>
      <text:p text:style-name="P1"><text:s text:c="8"/>Iterator&lt;? extends U&gt; it1 = list.iterator();</text:p>
      <text:p text:style-name="P1"><text:s text:c="8"/>Iterator&lt;? extends T&gt; it2 = vehicles.iterator();</text:p>
      <text:p text:style-name="P1"><text:s text:c="8"/>while (it1.hasNext() &amp;&amp; it2.hasNext()) {</text:p>
      <text:p text:style-name="P1"><text:s text:c="12"/>U u = it1.next();</text:p>
      <text:p text:style-name="P1"><text:s text:c="12"/>T t = it2.next();</text:p>
      <text:p text:style-name="P1"><text:s text:c="12"/>if (predicate.test(t, u)) {</text:p>
      <text:p text:style-name="P1"><text:s text:c="16"/>candidatesToAdd.add(u);</text:p>
      <text:p text:style-name="P1"><text:s text:c="12"/>}</text:p>
      <text:p text:style-name="P1"><text:s text:c="8"/>}</text:p>
      <text:p text:style-name="P1"><text:s text:c="8"/>addAll(candidatesToAdd);</text:p>
      <text:p text:style-name="P1"><text:s text:c="4"/>}</text:p>
      <text:p text:style-name="P1"/>
      <text:p text:style-name="P1"/>
      <text:p text:style-name="P1">Что здесь происходит с дженериками, предлагаю разобраться самостоятельно.</text:p>
      <text:p text:style-name="P1"/>
      <text:p text:style-name="P1"/>
      <text:p text:style-name="P1">*вариантность</text:p>
      <text:p text:style-name="P1"><text:soft-page-break/>Не лишним будет упомянуть, что ограничение &lt;? extends T&gt; считается ковариантным, &lt;? super T&gt; контравариантным, а &lt;T&gt; инвариантным подставляемому типу.</text:p>
      <text:p text:style-name="P1"/>
      <text:p text:style-name="P1"/>
      <text:p text:style-name="P1">Неизвестный тип</text:p>
      <text:p text:style-name="P1">Последнее, что необходимо рассмотреть, это случай, когда тип абсолютно неизвестен или он нас не волнует, а нам нужно его правильно обработать не потеряв типизацию.</text:p>
      <text:p text:style-name="P1"/>
      <text:p text:style-name="P1">Допустим, мы хотим логировать содержимое переданного списка. Первое, что приходит на ум - параметризовать типом Object.</text:p>
      <text:p text:style-name="P1">[копировать] [скачать]</text:p>
      <text:p text:style-name="P1"/>
      <text:p text:style-name="P1"><text:s text:c="4"/>public static void print(List&lt;Object&gt; list) {</text:p>
      <text:p text:style-name="P1"><text:s text:c="8"/>for (Object object : list) {</text:p>
      <text:p text:style-name="P1"><text:s text:c="12"/>log(object);</text:p>
      <text:p text:style-name="P1"><text:s text:c="8"/>}</text:p>
      <text:p text:style-name="P1"><text:s text:c="4"/>}</text:p>
      <text:p text:style-name="P1"><text:s text:c="5"/></text:p>
      <text:p text:style-name="P1"><text:s text:c="4"/>public static void main(String[] args) {</text:p>
      <text:p text:style-name="P1"><text:s text:c="8"/>List&lt;Number&gt; numbers = Arrays.asList(0, 0.5, 12.3, 30, 450);</text:p>
      <text:p text:style-name="P1"><text:s text:c="5"/></text:p>
      <text:p text:style-name="P1"><text:s text:c="8"/>// Error: incompatible types: List&lt;Number&gt;</text:p>
      <text:p text:style-name="P1"><text:s text:c="8"/>// <text:s text:c="7"/>cannot be converted to List&lt;Object&gt;</text:p>
      <text:p text:style-name="P1"><text:s text:c="8"/>// Logger.print(numbers);</text:p>
      <text:p text:style-name="P1"><text:s text:c="4"/>}</text:p>
      <text:p text:style-name="P1"/>
      <text:p text:style-name="P1"/>
      <text:p text:style-name="P1">Но на деле выходит ошибка несовместимости типов и она оправдана. Чтобы заставить метод работать не опуская параметризацию, нужно указать самый общий тип параметризации - неизвестность. Обозначается неизвестный тип джокером &lt;?&gt; без каких-либо extends или super.</text:p>
      <text:p text:style-name="P1">[копировать] [скачать]</text:p>
      <text:p text:style-name="P1"/>
      <text:p text:style-name="P1"><text:s text:c="4"/>public static void print(List&lt;?&gt; list) {</text:p>
      <text:p text:style-name="P1"><text:s text:c="8"/>for (Object object : list) {</text:p>
      <text:p text:style-name="P1"><text:s text:c="12"/>log(object);</text:p>
      <text:p text:style-name="P1"><text:s text:c="8"/>}</text:p>
      <text:p text:style-name="P1"><text:s text:c="4"/>}</text:p>
      <text:p text:style-name="P1"><text:s text:c="5"/></text:p>
      <text:p text:style-name="P1"><text:s text:c="4"/>public static void main(String[] args) {</text:p>
      <text:p text:style-name="P1"><text:s text:c="8"/>List&lt;Number&gt; numbers = Arrays.asList(0, 0.5, 12.3, 30, 450);</text:p>
      <text:p text:style-name="P1"><text:s text:c="8"/>Logger.print(numbers);</text:p>
      <text:p text:style-name="P1"><text:s text:c="5"/></text:p>
      <text:p text:style-name="P1"><text:s text:c="8"/>List&lt;Object&gt; objects = Arrays.asList("string", new Object[5], null, 15);</text:p>
      <text:p text:style-name="P1"><text:s text:c="8"/>Logger.print(objects);</text:p>
      <text:p text:style-name="P1"><text:s text:c="4"/>}</text:p>
      <text:p text:style-name="P1"/>
      <text:p text:style-name="P1"/>
      <text:p text:style-name="P1">Теперь метод работает с любыми списк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8T17:46:36.987195501</meta:creation-date>
    <dc:date>2021-10-28T17:49:32.571521595</dc:date>
    <meta:editing-duration>PT2M56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3" meta:paragraph-count="476" meta:word-count="2220" meta:character-count="18995" meta:non-whitespace-character-count="15022"/>
  </office:meta>
</office:document-meta>
</file>